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T8" style:parent-style-name="Policepardéfaut" style:family="text">
      <style:text-properties fo:color="#FF0000"/>
    </style:style>
    <style:style style:name="T9" style:parent-style-name="Policepardéfaut" style:family="text">
      <style:text-properties fo:color="#FF0000"/>
    </style:style>
    <style:style style:name="T10" style:parent-style-name="Policepardéfaut" style:family="text">
      <style:text-properties style:font-name="Segoe UI Emoji" style:font-name-complex="Segoe UI Emoji" fo:color="#FF0000"/>
    </style:style>
  </office:automatic-styles>
  <office:body>
    <office:text text:use-soft-page-breaks="true">
      <text:p text:style-name="P1">Semaine 1 :<text:s/><text:span text:style-name="T2">Découverte des bases de Vue</text:span></text:p>
      <text:list text:style-name="LFO1" text:continue-numbering="true">
        <text:list-item>
          <text:p text:style-name="P3">Instancier une nouvelle instance de Vue</text:p>
        </text:list-item>
        <text:list-item>
          <text:p text:style-name="P4">Mettre en place et gérer un data store</text:p>
        </text:list-item>
        <text:list-item>
          <text:p text:style-name="P5">Utiliser les valeurs calculées pour améliorer la gestion des données</text:p>
        </text:list-item>
        <text:list-item>
          <text:p text:style-name="P6">Utiliser les directives pour résoudre des problèmes courants</text:p>
        </text:list-item>
        <text:list-item>
          <text:p text:style-name="P7">Créer des fonctions réutilisables avec les méthodes</text:p>
        </text:list-item>
      </text:list>
      <text:p text:style-name="Normal"><text:span text:style-name="T8">Objectif de la semaine 1 : Construire une mini-application Vue.js</text:span><text:span text:style-name="T9"><text:s/></text:span><text:span text:style-name="T10">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is Begel</meta:initial-creator>
    <dc:creator>Joris Begel</dc:creator>
    <meta:creation-date>2023-10-16T21:10:00Z</meta:creation-date>
    <dc:date>2023-10-16T21:15:00Z</dc:date>
    <meta:template xlink:href="Normal" xlink:type="simple"/>
    <meta:editing-cycles>2</meta:editing-cycles>
    <meta:editing-duration>PT0S</meta:editing-duration>
    <meta:document-statistic meta:page-count="1" meta:paragraph-count="1" meta:word-count="56" meta:character-count="368" meta:row-count="2" meta:non-whitespace-character-count="313"/>
  </office:meta>
</office:document-meta>
</file>